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137cm" fo:min-width="0cm"/>
    </style:style>
    <style:style style:name="gr2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37cm" fo:min-width="0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66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svg:stroke-color="#66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fo:min-height="0.931cm"/>
    </style:style>
    <style:style style:name="gr8" style:family="graphic" style:parent-style-name="standard">
      <style:graphic-properties draw:stroke="none" draw:fill="none" fo:min-height="0.4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5cm" fo:min-width="4.8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4.8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Sans Mono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top="0cm" fo:margin-bottom="0cm" fo:text-align="center">
        <style:tab-stops/>
      </style:paragraph-properties>
      <style:text-properties fo:color="#ff3333" style:font-name="DejaVu Sans Mono" fo:font-size="12pt" fo:letter-spacing="-0.06cm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6666ff" style:font-name="DejaVu Sans Mono" fo:font-size="12pt" fo:letter-spacing="-0.06cm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T1" style:family="text">
      <style:text-properties style:font-name="DejaVu Sans Mono" fo:font-size="16pt" style:font-size-asian="16pt" style:font-size-complex="16pt"/>
    </style:style>
    <style:style style:name="T2" style:family="text">
      <style:text-properties fo:color="#6666ff" style:font-name="DejaVu Sans Mono" fo:font-size="12pt" fo:letter-spacing="-0.06cm" style:font-size-asian="12pt" style:font-size-complex="12pt"/>
    </style:style>
    <style:style style:name="T3" style:family="text">
      <style:text-properties fo:color="#ff3333" style:font-name="DejaVu Sans Mono" fo:font-size="12pt" fo:letter-spacing="-0.06cm" style:font-size-asian="12pt" style:font-size-complex="12pt"/>
    </style:style>
    <style:style style:name="T4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545cm" svg:height="0.545cm" svg:x="1.625cm" svg:y="2.16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545cm" svg:height="0.545cm" svg:x="3.063cm" svg:y="1.514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0.545cm" svg:height="0.545cm" svg:x="3.063cm" svg:y="2.86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" draw:id="id1" draw:layer="layout" svg:width="0.545cm" svg:height="0.545cm" svg:x="4.863cm" svg:y="1.514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0.545cm" svg:height="0.545cm" svg:x="4.863cm" svg:y="2.869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0.545cm" svg:height="0.545cm" svg:x="6.225cm" svg:y="2.16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1.919cm" svg:y1="2.16cm" svg:x2="3.084cm" svg:y2="1.787cm" svg:d="M1919 2160c0-249 388-373 1165-373" svg:viewBox="0 0 1166 374">
            <text:p/>
          </draw:connector>
          <draw:custom-shape draw:style-name="gr3" draw:text-style-name="P2" xml:id="id3" draw:id="id3" draw:layer="layout" svg:width="0.545cm" svg:height="0.545cm" svg:x="1.625cm" svg:y="2.16cm"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curve" svg:x1="3.606cm" svg:y1="1.787cm" svg:x2="4.861cm" svg:y2="1.787cm" svg:d="M3606 1787h1255" svg:viewBox="0 0 1256 1">
            <text:p/>
          </draw:connector>
          <draw:connector draw:style-name="gr2" draw:text-style-name="P3" draw:layer="layout" draw:type="curve" svg:x1="5.408cm" svg:y1="1.787cm" svg:x2="6.498cm" svg:y2="2.16cm" draw:start-shape="id1" draw:start-glue-point="10" draw:end-shape="id2" draw:end-glue-point="4" svg:d="M5408 1787c727 0 1090 124 1090 373" svg:viewBox="0 0 1091 374">
            <text:p/>
          </draw:connector>
          <draw:connector draw:style-name="gr5" draw:text-style-name="P3" draw:layer="layout" draw:type="curve" svg:x1="1.898cm" svg:y1="2.705cm" svg:x2="3.063cm" svg:y2="3.142cm" draw:start-shape="id3" draw:start-glue-point="8" draw:end-shape="id4" draw:end-glue-point="6" svg:d="M1898 2705c0 292 388 437 1165 437" svg:viewBox="0 0 1166 438">
            <text:p/>
          </draw:connector>
          <draw:connector draw:style-name="gr6" draw:text-style-name="P5" draw:layer="layout" draw:type="curve" svg:x1="3.608cm" svg:y1="3.142cm" svg:x2="4.863cm" svg:y2="3.142cm" draw:start-shape="id4" draw:start-glue-point="10" draw:end-shape="id5" draw:end-glue-point="6" svg:d="M3608 3142h1255" svg:viewBox="0 0 1256 1">
            <text:p text:style-name="P1"><text:span text:style-name="T2"/></text:p>
            <text:p text:style-name="P1"><text:span text:style-name="T2"/></text:p>
          </draw:connector>
          <draw:connector draw:style-name="gr5" draw:text-style-name="P3" draw:layer="layout" draw:type="curve" svg:x1="5.408cm" svg:y1="3.142cm" svg:x2="6.498cm" svg:y2="2.705cm" draw:start-shape="id5" draw:start-glue-point="10" draw:end-shape="id2" draw:end-glue-point="8" svg:d="M5408 3142c727 0 1090-145 1090-437" svg:viewBox="0 0 1091 438">
            <text:p/>
          </draw:connector>
          <draw:connector draw:style-name="gr4" draw:text-style-name="P4" draw:layer="layout" draw:type="curve" svg:x1="2.545cm" svg:y1="4.224cm" svg:x2="3.8cm" svg:y2="4.224cm" svg:d="M2545 4224h1255" svg:viewBox="0 0 1256 1">
            <text:p/>
          </draw:connector>
          <draw:connector draw:style-name="gr6" draw:text-style-name="P5" draw:layer="layout" draw:type="curve" svg:x1="2.523cm" svg:y1="4.869cm" svg:x2="3.778cm" svg:y2="4.869cm" svg:d="M2523 4869h1255" svg:viewBox="0 0 1256 1">
            <text:p text:style-name="P1"><text:span text:style-name="T2"/></text:p>
            <text:p text:style-name="P1"><text:span text:style-name="T2"/></text:p>
          </draw:connector>
          <draw:frame draw:style-name="gr7" draw:text-style-name="P6" draw:layer="layout" svg:width="1.789cm" svg:height="1.243cm" svg:x="3.786cm" svg:y="3.813cm">
            <draw:text-box>
              <text:p><text:span text:style-name="T3">Line 1</text:span><text:span text:style-name="T3"><text:line-break/></text:span><text:span text:style-name="T3"/></text:p>
            </draw:text-box>
          </draw:frame>
          <draw:frame draw:style-name="gr8" draw:text-style-name="P6" draw:layer="layout" svg:width="1.92cm" svg:height="0.748cm" svg:x="3.785cm" svg:y="4.488cm">
            <draw:text-box>
              <text:p><text:span text:style-name="T2">Line 1R</text:span></text:p>
            </draw:text-box>
          </draw:frame>
        </draw:g>
        <draw:frame draw:style-name="gr9" draw:text-style-name="P7" draw:layer="layout" svg:width="5.328cm" svg:height="2.235cm" svg:x="7.757cm" svg:y="1.514cm">
          <draw:text-box>
            <text:p><text:span text:style-name="T4">Journeys for Line 1</text:span></text:p>
            <text:list text:style-name="L2">
              <text:list-item>
                <text:p><text:span text:style-name="T4">9:15</text:span></text:p>
              </text:list-item>
              <text:list-item>
                <text:p><text:span text:style-name="T4">9:45</text:span></text:p>
              </text:list-item>
              <text:list-item>
                <text:p><text:span text:style-name="T4">10:15</text:span></text:p>
              </text:list-item>
            </text:list>
          </draw:text-box>
        </draw:frame>
        <draw:frame draw:style-name="gr10" draw:text-style-name="P7" draw:layer="layout" svg:width="5.582cm" svg:height="1.739cm" svg:x="7.757cm" svg:y="4.044cm">
          <draw:text-box>
            <text:p><text:span text:style-name="T4">Journeys for Line 1R</text:span></text:p>
            <text:list text:style-name="L2">
              <text:list-item>
                <text:p><text:span text:style-name="T4">9:30</text:span></text:p>
              </text:list-item>
              <text:list-item>
                <text:p><text:span text:style-name="T4">10:00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0:01:25.082126650</meta:creation-date>
    <dc:date>2019-02-18T12:42:48.795459135</dc:date>
    <meta:editing-duration>PT36M42S</meta:editing-duration>
    <meta:editing-cycles>30</meta:editing-cycles>
    <meta:generator>LibreOffice/6.0.7.3$Linux_X86_64 LibreOffice_project/00m0$Build-3</meta:generator>
    <meta:document-statistic meta:object-count="20"/>
  </office:meta>
</office:document-meta>
</file>